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2cm"/>
    </style:style>
    <style:style style:name="co5" style:family="table-column">
      <style:table-column-properties fo:break-before="auto" style:column-width="3.651cm"/>
    </style:style>
    <style:style style:name="co6" style:family="table-column">
      <style:table-column-properties fo:break-before="auto" style:column-width="1.667cm"/>
    </style:style>
    <style:style style:name="co7" style:family="table-column">
      <style:table-column-properties fo:break-before="auto" style:column-width="2.018cm"/>
    </style:style>
    <style:style style:name="co8" style:family="table-column">
      <style:table-column-properties fo:break-before="auto" style:column-width="1.466cm"/>
    </style:style>
    <style:style style:name="co9" style:family="table-column">
      <style:table-column-properties fo:break-before="auto" style:column-width="2.0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&quot;A&quot;;&quot;B&quot;;&quot;C&quot;;&quot;D&quot;;&quot;E&quot;;&quot;F&quot;;&quot;G&quot;;&quot;H&quot;;&quot;I&quot;;&quot;J&quot;;&quot;K&quot;;&quot;L&quot;;&quot;M&quot;;&quot;N&quot;;&quot;O&quot;;&quot;TODO&quot;)" table:allow-empty-cell="true" table:display-list="unsorted" table:base-cell-address="A.B1">
          <table:error-message table:message-type="stop" table:display="true"/>
        </table:content-validation>
        <table:content-validation table:name="val2" table:condition="of:cell-content-is-in-list(&quot;30&quot;;&quot;44&quot;;&quot;58&quot;;&quot;72&quot;;&quot;86&quot;;&quot;100&quot;;&quot;&quot;)" table:allow-empty-cell="true" table:display-list="unsorted" table:base-cell-address="A.C1">
          <table:error-message table:message-type="stop" table:display="true"/>
        </table:content-validation>
        <table:content-validation table:name="val3" table:condition="of:cell-content-is-in-list(&quot;0&quot;;&quot;20&quot;;&quot;40&quot;;&quot;60&quot;;&quot;80&quot;;&quot;100&quot;)" table:allow-empty-cell="true" table:display-list="unsorted" table:base-cell-address="A.D1">
          <table:error-message table:message-type="stop" table:display="true"/>
        </table:content-validation>
      </table:content-validations>
      <table:table table:name="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4"/>
        <table:table-column table:style-name="co8" table:default-cell-style-name="ce5"/>
        <table:table-column table:style-name="co8" table:default-cell-style-name="ce6"/>
        <table:table-column table:style-name="co8" table:default-cell-style-name="ce7"/>
        <table:table-column table:style-name="co8" table:default-cell-style-name="ce8"/>
        <table:table-column table:style-name="co9" table:default-cell-style-name="ce10"/>
        <table:table-column table:style-name="co3" table:number-columns-repeated="997" table:default-cell-style-name="ce11"/>
        <table:table-column table:style-name="co3" table:number-columns-repeated="9" table:default-cell-style-name="Default"/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4"/>
          <table:table-cell table:style-name="ce3" office:value-type="string" calcext:value-type="string" table:number-columns-spanned="5" table:number-rows-spanned="1">
            <text:p>Melhor Caso</text:p>
          </table:table-cell>
          <table:covered-table-cell table:number-columns-repeated="4"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Teste Numero</text:p>
          </table:table-cell>
          <table:table-cell table:content-validation-name="val1" office:value-type="string" calcext:value-type="string">
            <text:p>Parte do Campo</text:p>
          </table:table-cell>
          <table:table-cell table:content-validation-name="val2" office:value-type="string" calcext:value-type="string">
            <text:p>Contraste</text:p>
          </table:table-cell>
          <table:table-cell table:content-validation-name="val3" office:value-type="string" calcext:value-type="string">
            <text:p>Brilho</text:p>
          </table:table-cell>
          <table:table-cell office:value-type="string" calcext:value-type="string">
            <office:annotation draw:style-name="gr1" draw:text-style-name="P1" svg:width="2.899cm" svg:height="1.781cm" svg:x="13.933cm" svg:y="0.451cm" draw:caption-point-x="-0.61cm" draw:caption-point-y="0.01cm">
              <dc:date>2016-07-29T00:00:00</dc:date>
              <text:p text:style-name="P1"><text:span text:style-name="T1">Total de Objetos detectados pela detecção de contornos.</text:span></text:p>
            </office:annotation>
            <text:p>Q-E</text:p>
          </table:table-cell>
          <table:table-cell office:value-type="string" calcext:value-type="string">
            <office:annotation draw:style-name="gr1" draw:text-style-name="P1" svg:width="2.899cm" svg:height="1.781cm" svg:x="17.584cm" svg:y="0.451cm" draw:caption-point-x="-0.61cm" draw:caption-point-y="0.01cm">
              <dc:date>2016-07-29T00:00:00</dc:date>
              <text:p text:style-name="P1"><text:span text:style-name="T1">Objetos CorCalibrada após processamento</text:span></text:p>
            </office:annotation>
            <text:p>OC-E</text:p>
          </table:table-cell>
          <table:table-cell office:value-type="string" calcext:value-type="string">
            <office:annotation draw:style-name="gr1" draw:text-style-name="P1" svg:width="2.899cm" svg:height="4.151cm" svg:x="19.251cm" svg:y="0cm" draw:caption-point-x="-0.61cm" draw:caption-point-y="0.461cm">
              <dc:date>2016-07-29T00:00:00</dc:date>
              <text:p text:style-name="P1"><text:span text:style-name="T1">Considera-se objeto encontrado o objeto com preenchimento não somente bordas e </text:span></text:p>
              <text:p text:style-name="P1"><text:span text:style-name="T1">somente de uma mesma cor</text:span></text:p>
              <text:p text:style-name="P1"><text:span text:style-name="T1"/></text:p>
            </office:annotation>
            <text:p>C-E</text:p>
          </table:table-cell>
          <table:table-cell office:value-type="string" calcext:value-type="string">
            <text:p>%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>
            <office:annotation draw:style-name="gr1" draw:text-style-name="P1" svg:width="2.899cm" svg:height="0.991cm" svg:x="30.691cm" svg:y="0.451cm" draw:caption-point-x="-0.61cm" draw:caption-point-y="0.01cm">
              <dc:date>2016-07-30T00:00:00</dc:date>
              <text:p text:style-name="P1"><text:span text:style-name="T1">Total de bjetos econtrados</text:span></text:p>
            </office:annotation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3]*100)/[.F3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3];1;0);IF([.J3];1;0);IF([.K3];1;0);IF([.L3];1;0);IF([.M3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4]*100)/[.F4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4];1;0);IF([.J4];1;0);IF([.K4];1;0);IF([.L4];1;0);IF([.M4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table:formula="of:=([.G5]*100)/[.F5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5];1;0);IF([.J5];1;0);IF([.K5];1;0);IF([.L5];1;0);IF([.M5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table:formula="of:=([.G6]*100)/[.F6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6];1;0);IF([.J6];1;0);IF([.K6];1;0);IF([.L6];1;0);IF([.M6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formula="of:=([.G7]*100)/[.F7]" office:value-type="float" office:value="33.3333333333333" calcext:value-type="float">
            <text:p>33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IF([.I7];1;0);IF([.J7];1;0);IF([.K7];1;0);IF([.L7];1;0);IF([.M7];1;0)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table:formula="of:=([.G8]*100)/[.F8]" office:value-type="float" office:value="75" calcext:value-type="float">
            <text:p>75,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IF([.I8];1;0);IF([.J8];1;0);IF([.K8];1;0);IF([.L8];1;0);IF([.M8];1;0))" office:value-type="float" office:value="3" calcext:value-type="float">
            <text:p>3</text:p>
          </table:table-cell>
          <table:table-cell table:style-name="Default" table:number-columns-repeated="23"/>
          <table:table-cell table:style-name="ce12" table:number-columns-repeated="974"/>
          <table:table-cell table:style-name="ce13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9]*100)/[.F9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9];1;0);IF([.J9];1;0);IF([.K9];1;0);IF([.L9];1;0);IF([.M9];1;0))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10]*100)/[.F10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10];1;0);IF([.J10];1;0);IF([.K10];1;0);IF([.L10];1;0);IF([.M10];1;0))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([.G11]*100)/[.F11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11];1;0);IF([.J11];1;0);IF([.K11];1;0);IF([.L11];1;0);IF([.M11];1;0))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formula="of:=([.G12]*100)/[.F12]" office:value-type="float" office:value="25" calcext:value-type="float">
            <text:p>25,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IF([.I12];1;0);IF([.J12];1;0);IF([.K12];1;0);IF([.L12];1;0);IF([.M12];1;0))" office:value-type="float" office:value="1" calcext:value-type="float">
            <text:p>1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table:formula="of:=([.G13]*100)/[.F13]" office:value-type="float" office:value="75" calcext:value-type="float">
            <text:p>75,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IF([.I13];1;0);IF([.J13];1;0);IF([.K13];1;0);IF([.L13];1;0);IF([.M13];1;0))" office:value-type="float" office:value="3" calcext:value-type="float">
            <text:p>3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table:formula="of:=([.G14]*100)/[.F14]" office:value-type="float" office:value="66.6666666666667" calcext:value-type="float">
            <text:p>66,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IF([.I14];1;0);IF([.J14];1;0);IF([.K14];1;0);IF([.L14];1;0);IF([.M14];1;0))" office:value-type="float" office:value="2" calcext:value-type="float">
            <text:p>2</text:p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15]*100)/[.F15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15];1;0);IF([.J15];1;0);IF([.K15];1;0);IF([.L15];1;0);IF([.M15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([.G16]*100)/[.F16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16];1;0);IF([.J16];1;0);IF([.K16];1;0);IF([.L16];1;0);IF([.M16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table:formula="of:=([.G17]*100)/[.F17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17];1;0);IF([.J17];1;0);IF([.K17];1;0);IF([.L17];1;0);IF([.M17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table:formula="of:=([.G18]*100)/[.F18]" office:value-type="float" office:value="50" calcext:value-type="float">
            <text:p>50,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IF([.I18];1;0);IF([.J18];1;0);IF([.K18];1;0);IF([.L18];1;0);IF([.M18];1;0)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table:formula="of:=([.G19]*100)/[.F19]" office:value-type="float" office:value="66.6666666666667" calcext:value-type="float">
            <text:p>66,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IF([.I19];1;0);IF([.J19];1;0);IF([.K19];1;0);IF([.L19];1;0);IF([.M19];1;0)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table:formula="of:=([.G20]*100)/[.F20]" office:value-type="float" office:value="50" calcext:value-type="float">
            <text:p>5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IF([.I20];1;0);IF([.J20];1;0);IF([.K20];1;0);IF([.L20];1;0);IF([.M20];1;0)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G21]*100)/[.F21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21];1;0);IF([.J21];1;0);IF([.K21];1;0);IF([.L21];1;0);IF([.M21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([.G22]*100)/[.F22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22];1;0);IF([.J22];1;0);IF([.K22];1;0);IF([.L22];1;0);IF([.M22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table:formula="of:=([.G23]*100)/[.F23]" office:value-type="float" office:value="66.6666666666667" calcext:value-type="float">
            <text:p>66,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IF([.I23];1;0);IF([.J23];1;0);IF([.K23];1;0);IF([.L23];1;0);IF([.M23];1;0)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table:formula="of:=([.G24]*100)/[.F24]" office:value-type="float" office:value="75" calcext:value-type="float">
            <text:p>75,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IF([.I24];1;0);IF([.J24];1;0);IF([.K24];1;0);IF([.L24];1;0);IF([.M24];1;0)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table:formula="of:=([.G25]*100)/[.F25]" office:value-type="float" office:value="75" calcext:value-type="float">
            <text:p>75,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IF([.I25];1;0);IF([.J25];1;0);IF([.K25];1;0);IF([.L25];1;0);IF([.M25];1;0)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table:formula="of:=([.G26]*100)/[.F26]" office:value-type="float" office:value="50" calcext:value-type="float">
            <text:p>5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IF([.I26];1;0);IF([.J26];1;0);IF([.K26];1;0);IF([.L26];1;0);IF([.M26];1;0)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table:formula="of:=([.G27]*100)/[.F27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27];1;0);IF([.J27];1;0);IF([.K27];1;0);IF([.L27];1;0);IF([.M27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([.G28]*100)/[.F28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28];1;0);IF([.J28];1;0);IF([.K28];1;0);IF([.L28];1;0);IF([.M28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" table:formula="of:=([.G29]*100)/[.F29]" office:value-type="float" office:value="83.3333333333333" calcext:value-type="float">
            <text:p>83,3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IF([.I29];1;0);IF([.J29];1;0);IF([.K29];1;0);IF([.L29];1;0);IF([.M29];1;0)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([.G30]*100)/[.F30]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IF([.I30];1;0);IF([.J30];1;0);IF([.K30];1;0);IF([.L30];1;0);IF([.M30];1;0)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table:formula="of:=([.G31]*100)/[.F31]" office:value-type="float" office:value="75" calcext:value-type="float">
            <text:p>75,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IF([.I31];1;0);IF([.J31];1;0);IF([.K31];1;0);IF([.L31];1;0);IF([.M31];1;0)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table:formula="of:=([.G32]*100)/[.F32]" office:value-type="float" office:value="40" calcext:value-type="float">
            <text:p>4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IF([.I32];1;0);IF([.J32];1;0);IF([.K32];1;0);IF([.L32];1;0);IF([.M32];1;0)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table:formula="of:=([.G33]*100)/[.F33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33];1;0);IF([.J33];1;0);IF([.K33];1;0);IF([.L33];1;0);IF([.M33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([.G34]*100)/[.F34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I34];1;0);IF([.J34];1;0);IF([.K34];1;0);IF([.L34];1;0);IF([.M34];1;0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([.G35]*100)/[.F35]" office:value-type="float" office:value="100" calcext:value-type="float">
            <text:p>100,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IF([.I35];1;0);IF([.J35];1;0);IF([.K35];1;0);IF([.L35];1;0);IF([.M35];1;0)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([.G36]*100)/[.F36]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IF([.I36];1;0);IF([.J36];1;0);IF([.K36];1;0);IF([.L36];1;0);IF([.M36];1;0)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table:formula="of:=([.G37]*100)/[.F37]" office:value-type="float" office:value="75" calcext:value-type="float">
            <text:p>75,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IF([.I37];1;0);IF([.J37];1;0);IF([.K37];1;0);IF([.L37];1;0);IF([.M37];1;0)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formula="of:=([.G38]*100)/[.F38]" office:value-type="float" office:value="33.3333333333333" calcext:value-type="float">
            <text:p>33,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IF([.I38];1;0);IF([.J38];1;0);IF([.K38];1;0);IF([.L38];1;0);IF([.M38];1;0))" office:value-type="float" office:value="1" calcext:value-type="float">
            <text:p>1</text:p>
          </table:table-cell>
          <table:table-cell table:number-columns-repeated="1006"/>
        </table:table-row>
        <table:table-row table:style-name="ro1" table:number-rows-repeated="908">
          <table:table-cell table:style-name="Default" table:number-columns-repeated="14"/>
          <table:table-cell table:number-columns-repeated="1006"/>
        </table:table-row>
        <table:table-row table:style-name="ro1" table:number-rows-repeated="1047629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1016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/00/0000</text:date>, <text:time style:data-style-name="N2" text:time-value="15:48:01.734784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08:45:37.527851085</meta:creation-date>
    <dc:date>2016-07-30T17:35:07.194953102</dc:date>
    <meta:editing-duration>PT10H38S</meta:editing-duration>
    <meta:editing-cycles>602</meta:editing-cycles>
    <meta:generator>LibreOffice/4.2.8.2$Linux_X86_64 LibreOffice_project/420m0$Build-2</meta:generator>
    <meta:document-statistic meta:table-count="1" meta:cell-count="518" meta:object-count="0"/>
    <meta:user-defined meta:name="qrichtext">1</meta:user-defined>
  </office:meta>
</office:document-meta>
</file>